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2.97cm"/>
    </style:style>
    <style:style style:name="Таблица1.B" style:family="table-column">
      <style:table-column-properties style:column-width="2.718cm"/>
    </style:style>
    <style:style style:name="Таблица1.C" style:family="table-column">
      <style:table-column-properties style:column-width="3.78cm"/>
    </style:style>
    <style:style style:name="Таблица1.D" style:family="table-column">
      <style:table-column-properties style:column-width="3.918cm"/>
    </style:style>
    <style:style style:name="Таблица1.E" style:family="table-column">
      <style:table-column-properties style:column-width="3.614cm"/>
    </style:style>
    <style:style style:name="Таблица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Table_20_Heading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 fo:font-size="14pt" fo:background-color="#ffffff" style:font-size-asian="14pt" style:font-size-complex="14pt"/>
    </style:style>
    <style:style style:name="P13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style:font-name="Times New Roman" fo:font-size="14pt" fo:background-color="#ffffff" style:font-size-asian="14pt" style:font-size-complex="14pt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 fo:font-size="14pt" fo:background-color="#ffffff" style:font-size-asian="14pt" style:font-size-complex="14pt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8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19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officeooo:paragraph-rsid="001944b5"/>
    </style:style>
    <style:style style:name="P20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1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style:font-name="Times New Roman"/>
    </style:style>
    <style:style style:name="T3" style:family="text">
      <style:text-properties style:font-name="Times New Roman" loext:padding="0cm" loext:border="none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style:font-size-asian="14pt" style:font-size-complex="14pt" loext:padding="0cm" loext:border="none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8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9" style:family="text">
      <style:text-properties style:font-name="Times New Roman" fo:font-size="14pt" fo:background-color="#ffffff" loext:char-shading-value="0" style:font-size-asian="14pt" style:font-size-complex="14pt"/>
    </style:style>
    <style:style style:name="T10" style:family="text">
      <style:text-properties style:font-name="Times New Roman" fo:font-size="14pt" fo:background-color="#ffffff" loext:char-shading-value="0" style:font-size-asian="14pt" style:font-size-complex="14pt"/>
    </style:style>
    <style:style style:name="T11" style:family="text">
      <style:text-properties style:font-name="Times New Roman" fo:font-size="14pt" fo:background-color="#ffffff" loext:char-shading-value="0" style:font-size-asian="14pt" style:font-size-complex="14pt" loext:padding="0cm" loext:border="none"/>
    </style:style>
    <style:style style:name="T12" style:family="text">
      <style:text-properties style:font-name="Times New Roman" fo:font-size="14pt" fo:background-color="#ffffff" loext:char-shading-value="0" style:font-size-asian="14pt" style:font-size-complex="14pt" loext:padding="0cm" loext:border="none"/>
    </style:style>
    <style:style style:name="T13" style:family="text"/>
    <style:style style:name="T14" style:family="text">
      <style:text-properties fo:background-color="#ffffff" loext:char-shading-value="0"/>
    </style:style>
    <style:style style:name="T15" style:family="text">
      <style:text-properties fo:background-color="#ffffff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number text:level="3" text:style-name="Numbering_20_Symbols" loext:num-list-format="%3%." style:num-suffix="." style:num-format="a">
        <style:list-level-properties text:space-before="3.752cm"/>
      </text:list-level-style-number>
      <text:list-level-style-number text:level="4" text:style-name="Numbering_20_Symbols" loext:num-list-format="%4%." style:num-suffix="." style:num-format="a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a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a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a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a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a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a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4">Теоретическая часть:</text:span></text:span></text:p>
      <text:p text:style-name="P5"><text:span text:style-name="Strong_20_Emphasis"><text:span text:style-name="T4">1. Корректность:</text:span></text:span></text:p>
      <text:list text:style-name="L1">
        <text:list-item>
          <text:p text:style-name="P6"><text:span text:style-name="Strong_20_Emphasis"><text:span text:style-name="T4">Определение корректности:</text:span></text:span><text:span text:style-name="T10"> </text:span><text:span text:style-name="T4">Программа корректна, если она соответствует своей спецификации. То есть, для всех допустимых входных данных она выполняет то, что от неё ожидается (гарантируется спецификацией).</text:span></text:p>
        </text:list-item>
        <text:list-item>
          <text:p text:style-name="P7"><text:span text:style-name="Strong_20_Emphasis"><text:span text:style-name="T4">Отличие от надежности:</text:span></text:span><text:span text:style-name="T10"> </text:span><text:span text:style-name="T4">Корректность подразумевает соответствие спецификации. Надежность подразумевает устойчивость к ошибкам и нештатным ситуациям. Программа может быть надежной, но некорректной: например, программа, которая всегда возвращает 0, может быть надежной (не падает), но некорректной, если спецификация требует вычисления среднего значения. Пример некорректной, но надежной программы: функция, которая должна считать корень, но всегда возвращает 0. Пример корректной, но ненадежной программы: программа, которая вычисляет среднее значение правильно, но падает, если на вход передается не список.</text:span></text:p>
        </text:list-item>
      </text:list>
      <text:p text:style-name="P5"><text:span text:style-name="Strong_20_Emphasis"><text:span text:style-name="T4">2. Эталоны (спецификации) корректности:</text:span></text:span></text:p>
      <text:list text:style-name="L2">
        <text:list-header>
          <text:p text:style-name="P8"><text:span text:style-name="Strong_20_Emphasis"><text:span text:style-name="T4">Спецификация</text:span></text:span><text:span text:style-name="Strong_20_Emphasis"><text:span text:style-name="T10">:</text:span></text:span><text:span text:style-name="T10"> </text:span><text:span text:style-name="T4">Спецификация программы - это точное описание ожидаемого поведения программы. Она необходима для определения корректности, так как именно спецификация является эталоном, с которым сравнивается фактическое поведение программы.</text:span></text:p>
          <text:p text:style-name="P8"><text:span text:style-name="Strong_20_Emphasis"><text:span text:style-name="T4">Виды спецификаций:</text:span></text:span></text:p>
          <text:list>
            <text:list-item>
              <text:p text:style-name="P8"><text:span text:style-name="Strong_20_Emphasis"><text:span text:style-name="T4">Функциональные требовани</text:span></text:span><text:span text:style-name="Strong_20_Emphasis"><text:span text:style-name="T10">я:</text:span></text:span><text:span text:style-name="T10"> Оп</text:span><text:span text:style-name="T4">исывают, что программа должна делать.</text:span></text:p>
            </text:list-item>
            <text:list-item>
              <text:p text:style-name="P8"><text:span text:style-name="Strong_20_Emphasis"><text:span text:style-name="T4">Предусловия</text:span></text:span><text:span text:style-name="Strong_20_Emphasis"><text:span text:style-name="T10">:</text:span></text:span><text:span text:style-name="T10"> Условия, которые должны быть истинными перед вызовом функции.</text:span></text:p>
            </text:list-item>
            <text:list-item>
              <text:p text:style-name="P8"><text:span text:style-name="Strong_20_Emphasis"><text:span text:style-name="T10">Постусловия:</text:span></text:span><text:span text:style-name="T10"> Условия, которые функция гарантирует после своего выполнения при истинных предусловиях.</text:span></text:p>
            </text:list-item>
            <text:list-item>
              <text:p text:style-name="P8"><text:span text:style-name="Strong_20_Emphasis"><text:span text:style-name="T10">Инварианты:</text:span></text:span><text:span text:style-name="T10"> Условия, которые всегда должны быть истинными в определенные мо</text:span><text:span text:style-name="T4">менты времени, например, в начале или конце каждой итерации цикла.</text:span></text:p>
            </text:list-item>
          </text:list>
          <text:p text:style-name="P8"><text:span text:style-name="Strong_20_Emphasis"><text:span text:style-name="T4">Для</text:span></text:span><text:span text:style-name="Strong_20_Emphasis"><text:span text:style-name="T10"> </text:span></text:span><text:span text:style-name="Strong_20_Emphasis"><text:span text:style-name="Source_20_Text"><text:span text:style-name="T12">calculate_positive_average(numbers)</text:span></text:span></text:span><text:span text:style-name="Strong_20_Emphasis"><text:span text:style-name="T10">:</text:span></text:span></text:p>
          <text:list text:continue-numbering="true">
            <text:list-item>
              <text:p text:style-name="P8"><text:span text:style-name="Strong_20_Emphasis"><text:span text:style-name="T10">Предусловие:</text:span></text:span><text:span text:style-name="T10"> </text:span><text:span text:style-name="Source_20_Text"><text:span text:style-name="T12">numbers</text:span></text:span><text:span text:style-name="T10"> - это список чисел (int или float).</text:span></text:p>
            </text:list-item>
            <text:list-item>
              <text:p text:style-name="P9"><text:span text:style-name="Strong_20_Emphasis"><text:span text:style-name="T10">Постусловие:</text:span></text:span><text:span text:style-name="T10"> Функция возвращает среднее арифметическое всех положительных чис</text:span><text:span text:style-name="T4">ел в списк</text:span><text:span text:style-name="T10">е </text:span><text:span text:style-name="Source_20_Text"><text:span text:style-name="T12">num</text:span></text:span><text:span text:style-name="Source_20_Text"><text:span text:style-name="T5">bers</text:span></text:span><text:span text:style-name="T4">. Если в списке нет положительных чисел, функция возвращает 0.</text:span></text:p>
            </text:list-item>
          </text:list>
        </text:list-header>
      </text:list>
      <text:p text:style-name="P5"><text:span text:style-name="Strong_20_Emphasis"><text:span text:style-name="T4"/></text:span></text:p>
      <text:p text:style-name="P5"><text:soft-page-break/><text:span text:style-name="Strong_20_Emphasis"><text:span text:style-name="T4">3. Методы проверки корректности:</text:span></text:span></text:p>
      <text:list text:style-name="L3">
        <text:list-header>
          <text:p text:style-name="P10"><text:span text:style-name="Strong_20_Emphasis"><text:span text:style-name="T4">Тестирован</text:span></text:span><text:span text:style-name="Strong_20_Emphasis"><text:span text:style-name="T10">ие:</text:span></text:span><text:span text:style-name="T10"> Запуск программы с разными входными данными и проверка соответствия фактического результата ожидаемому.</text:span></text:p>
          <text:list>
            <text:list-item>
              <text:p text:style-name="P10"><text:span text:style-name="Strong_20_Emphasis"><text:span text:style-name="T10">Сильные стороны:</text:span></text:span><text:span text:style-name="T10"> Простота применения, возможность выявления ошибок в реальных условиях.</text:span></text:p>
            </text:list-item>
            <text:list-item>
              <text:p text:style-name="P10"><text:span text:style-name="Strong_20_Emphasis"><text:span text:style-name="T10">Слабые стороны:</text:span></text:span><text:span text:style-name="T10"> Не гарантирует отсутствие ошибок, требует разработки хороших тестовых наборов.</text:span></text:p>
            </text:list-item>
            <text:list-item>
              <text:p text:style-name="P10"><text:span text:style-name="Strong_20_Emphasis"><text:span text:style-name="T10">Тестовый сценарий/тест-кейс:</text:span></text:span><text:span text:style-name="T10"> Описание входных данных, ожидаемого результата и шагов,</text:span><text:span text:style-name="T4"> необходимых для выполнения теста.</text:span></text:p>
            </text:list-item>
          </text:list>
          <text:p text:style-name="P10"><text:span text:style-name="Strong_20_Emphasis"><text:span text:style-name="T4">Статический а</text:span></text:span><text:span text:style-name="Strong_20_Emphasis"><text:span text:style-name="T10">нализ:</text:span></text:span><text:span text:style-name="T10"> Анализ кода без его выполнения.</text:span></text:p>
          <text:list text:continue-numbering="true">
            <text:list-item>
              <text:p text:style-name="P10"><text:span text:style-name="Strong_20_Emphasis"><text:span text:style-name="T10">Суть:</text:span></text:span><text:span text:style-name="T10"> Поиск потенциальных ошибок, нарушений стиля кодирования, уязвимостей.</text:span></text:p>
            </text:list-item>
            <text:list-item>
              <text:p text:style-name="P10"><text:span text:style-name="Strong_20_Emphasis"><text:span text:style-name="T10">Ошибки:</text:span></text:span><text:span text:style-name="T10"> Деление на ноль, неинициализированные переменные, утечки памяти (в других языках), ошибки типизации.</text:span></text:p>
            </text:list-item>
            <text:list-item>
              <text:p text:style-name="P10"><text:span text:style-name="Strong_20_Emphasis"><text:span text:style-name="T10">Пример:</text:span></text:span><text:span text:style-name="T10"> Pylint, MyPy.</text:span></text:p>
            </text:list-item>
          </text:list>
          <text:p text:style-name="P10"><text:span text:style-name="Strong_20_Emphasis"><text:span text:style-name="T10">Формальные методы (доказательство корректности):</text:span></text:span><text:span text:style-name="T10"> Использование математических методов для доказательства соответствия программы спецификации.</text:span></text:p>
          <text:list text:continue-numbering="true">
            <text:list-item>
              <text:p text:style-name="P10"><text:span text:style-name="Strong_20_Emphasis"><text:span text:style-name="T10">Идея:</text:span></text:span><text:span text:style-name="T10"> Представление программы в виде математической модели и доказательство, что эта модель удов</text:span><text:span text:style-name="T4">летворяет спецификации.</text:span></text:p>
            </text:list-item>
            <text:list-item>
              <text:p text:style-name="P10"><text:span text:style-name="Strong_20_Emphasis"><text:span text:style-name="T4">Инвариант цик</text:span></text:span><text:span text:style-name="Strong_20_Emphasis"><text:span text:style-name="T10">ла:</text:span></text:span><text:span text:style-name="T10"> Условие, которое остается истинным в начале и конце каждой итерации цикла.</text:span></text:p>
            </text:list-item>
            <text:list-item>
              <text:p text:style-name="P10"><text:span text:style-name="Strong_20_Emphasis"><text:span text:style-name="T10">Назначение:</text:span></text:span><text:span text:style-name="T10"> Позволяет доказать, что цикл выполняет свою задачу.</text:span></text:p>
            </text:list-item>
          </text:list>
          <text:p text:style-name="P10"><text:span text:style-name="Strong_20_Emphasis"><text:span text:style-name="T10">Сравнение:</text:span></text:span></text:p>
          <text:list text:continue-numbering="true">
            <text:list-item>
              <text:p text:style-name="P12">Для небольшой функции: Тестирование и статический анализ.</text:p>
            </text:list-item>
            <text:list-item>
              <text:p text:style-name="P13">Для большой системы: Комбинация всех методов, с акцентом на тестирование и статический анализ, а также использование формальных методов для критически важных компонентов.</text:p>
            </text:list-item>
          </text:list>
        </text:list-header>
      </text:list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oft-page-break/><text:span text:style-name="Strong_20_Emphasis"><text:span text:style-name="T15">Практическая часть:</text:span></text:span></text:p>
      <text:p text:style-name="P5"><text:span text:style-name="Strong_20_Emphasis"><text:span text:style-name="T10">1. Спецификация:</text:span></text:span></text:p>
      <text:list text:style-name="L4">
        <text:list-header>
          <text:p text:style-name="P15"><text:span text:style-name="Strong_20_Emphasis"><text:span text:style-name="T10">Предусловия:</text:span></text:span></text:p>
          <text:list>
            <text:list-item>
              <text:p text:style-name="P15"><text:span text:style-name="Source_20_Text"><text:span text:style-name="T12">numbers</text:span></text:span><text:span text:style-name="T10"> - это список (тип </text:span><text:span text:style-name="Source_20_Text"><text:span text:style-name="T12">list</text:span></text:span><text:span text:style-name="T10">).</text:span></text:p>
            </text:list-item>
            <text:list-item>
              <text:p text:style-name="P15"><text:span text:style-name="T10">Элементы списка </text:span><text:span text:style-name="Source_20_Text"><text:span text:style-name="T12">numbers</text:span></text:span><text:span text:style-name="T10"> должны быть числами (тип </text:span><text:span text:style-name="Source_20_Text"><text:span text:style-name="T12">int</text:span></text:span><text:span text:style-name="T10"> или </text:span><text:span text:style-name="Source_20_Text"><text:span text:style-name="T12">float</text:span></text:span><text:span text:style-name="T10">).</text:span></text:p>
            </text:list-item>
          </text:list>
          <text:p text:style-name="P15"><text:span text:style-name="Strong_20_Emphasis"><text:span text:style-name="T10">Постусловие:</text:span></text:span></text:p>
          <text:list>
            <text:list-item>
              <text:p text:style-name="P15"><text:span text:style-name="T10">Если в списке </text:span><text:span text:style-name="Source_20_Text"><text:span text:style-name="T12">numbers</text:span></text:span><text:span text:style-name="T10"> есть хотя бы одно положительное число, функция возвращает среднее арифметическое этих чисел (тип </text:span><text:span text:style-name="Source_20_Text"><text:span text:style-name="T12">float</text:span></text:span><text:span text:style-name="T10">).</text:span></text:p>
            </text:list-item>
            <text:list-item>
              <text:p text:style-name="P15"><text:span text:style-name="T10">Если в списке </text:span><text:span text:style-name="Source_20_Text"><text:span text:style-name="T12">numbers</text:span></text:span><text:span text:style-name="T10"> нет положительных чисел или список пуст, функция возвращает 0 (тип </text:span><text:span text:style-name="Source_20_Text"><text:span text:style-name="T12">int</text:span></text:span><text:span text:style-name="T10">).</text:span></text:p>
            </text:list-item>
          </text:list>
          <text:p text:style-name="P15"><text:span text:style-name="Strong_20_Emphasis"><text:span text:style-name="T10">Инвариант цикла:</text:span></text:span></text:p>
          <text:list>
            <text:list-item>
              <text:p text:style-name="P14">В начале каждой итерации цикла:</text:p>
              <text:list>
                <text:list-item>
                  <text:p text:style-name="P15"><text:span text:style-name="Source_20_Text"><text:span text:style-name="T12">total</text:span></text:span><text:span text:style-name="T10"> равно сумме всех положительных чисел, обработанных на предыдущих итерациях.</text:span></text:p>
                </text:list-item>
                <text:list-item>
                  <text:p text:style-name="P16"><text:span text:style-name="Source_20_Text"><text:span text:style-name="T12">count</text:span></text:span><text:span text:style-name="T10"> равно количеству положительных чисел, обработанных на предыдущих ите</text:span><text:span text:style-name="T4">рациях.</text:span></text:p>
                </text:list-item>
              </text:list>
            </text:list-item>
          </text:list>
        </text:list-header>
      </text:list>
      <text:p text:style-name="P5"><text:span text:style-name="Strong_20_Emphasis"><text:span text:style-name="T4">2. Ручное тестирование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>
            <table:table-cell table:style-name="Таблица1.A1" office:value-type="string">
              <text:p text:style-name="P4">Тест-кейс</text:p>
            </table:table-cell>
            <table:table-cell table:style-name="Таблица1.A1" office:value-type="string">
              <text:p text:style-name="P4">Входные данные (numbers)</text:p>
            </table:table-cell>
            <table:table-cell table:style-name="Таблица1.A1" office:value-type="string">
              <text:p text:style-name="P4">Ожидаемый результат</text:p>
            </table:table-cell>
            <table:table-cell table:style-name="Таблица1.A1" office:value-type="string">
              <text:p text:style-name="P4">Фактический результат</text:p>
            </table:table-cell>
            <table:table-cell table:style-name="Таблица1.A1" office:value-type="string">
              <text:p text:style-name="P4">Прошел?</text:p>
            </table:table-cell>
          </table:table-row>
        </table:table-header-rows>
        <table:table-row>
          <table:table-cell table:style-name="Таблица1.A1" office:value-type="string">
            <text:p text:style-name="P3">Обычный</text:p>
          </table:table-cell>
          <table:table-cell table:style-name="Таблица1.A1" office:value-type="string">
            <text:p text:style-name="P1"><text:span text:style-name="Source_20_Text"><text:span text:style-name="T5">[1, 2, 3, -4, -5]</text:span></text:span></text:p>
          </table:table-cell>
          <table:table-cell table:style-name="Таблица1.A1" office:value-type="string">
            <text:p text:style-name="P1"><text:span text:style-name="Source_20_Text"><text:span text:style-name="T5">2.0</text:span></text:span></text:p>
          </table:table-cell>
          <table:table-cell table:style-name="Таблица1.A1" office:value-type="string">
            <text:p text:style-name="P1"><text:span text:style-name="Source_20_Text"><text:span text:style-name="T5">2.0</text:span></text:span></text:p>
          </table:table-cell>
          <table:table-cell table:style-name="Таблица1.A1" office:value-type="string">
            <text:p text:style-name="P3">Да</text:p>
          </table:table-cell>
        </table:table-row>
        <table:table-row>
          <table:table-cell table:style-name="Таблица1.A1" office:value-type="string">
            <text:p text:style-name="P3">Граничный</text:p>
          </table:table-cell>
          <table:table-cell table:style-name="Таблица1.A1" office:value-type="string">
            <text:p text:style-name="P1"><text:span text:style-name="Source_20_Text"><text:span text:style-name="T5">[-1, -2, -3]</text:span></text:span></text:p>
          </table:table-cell>
          <table:table-cell table:style-name="Таблица1.A1" office:value-type="string">
            <text:p text:style-name="P1"><text:span text:style-name="Source_20_Text"><text:span text:style-name="T5">0</text:span></text:span></text:p>
          </table:table-cell>
          <table:table-cell table:style-name="Таблица1.A1" office:value-type="string">
            <text:p text:style-name="P1"><text:span text:style-name="Source_20_Text"><text:span text:style-name="T5">0</text:span></text:span></text:p>
          </table:table-cell>
          <table:table-cell table:style-name="Таблица1.A1" office:value-type="string">
            <text:p text:style-name="P3">Да</text:p>
          </table:table-cell>
        </table:table-row>
        <table:table-row>
          <table:table-cell table:style-name="Таблица1.A1" office:value-type="string">
            <text:p text:style-name="P3">Нарушение предусловия</text:p>
          </table:table-cell>
          <table:table-cell table:style-name="Таблица1.A1" office:value-type="string">
            <text:p text:style-name="P1"><text:span text:style-name="Source_20_Text"><text:span text:style-name="T5">12345</text:span></text:span></text:p>
          </table:table-cell>
          <table:table-cell table:style-name="Таблица1.A1" office:value-type="string">
            <text:p text:style-name="P2"><text:span text:style-name="Emphasis"><text:span text:style-name="T4">Зависит от реализации защиты от сбоев</text:span></text:span></text:p>
          </table:table-cell>
          <table:table-cell table:style-name="Таблица1.A1" office:value-type="string">
            <text:p text:style-name="P2"><text:span text:style-name="Emphasis"><text:span text:style-name="T4">Зависит от реализации защиты от сбоев</text:span></text:span></text:p>
          </table:table-cell>
          <table:table-cell table:style-name="Таблица1.A1" office:value-type="string">
            <text:p text:style-name="P2"><text:span text:style-name="Emphasis"><text:span text:style-name="T4">Зависит от реализации защиты от сбоев</text:span></text:span></text:p>
          </table:table-cell>
        </table:table-row>
      </table:table>
      <text:p text:style-name="P5"><text:span text:style-name="Strong_20_Emphasis"><text:span text:style-name="T4"/></text:span></text:p>
      <text:p text:style-name="P5"><text:span text:style-name="Strong_20_Emphasis"><text:span text:style-name="T4">3. Анализ корректности и ошибок:</text:span></text:span></text:p>
      <text:list text:style-name="L5">
        <text:list-header>
          <text:p text:style-name="P18"><text:span text:style-name="Strong_20_Emphasis"><text:span text:style-name="T4">3.1 Строка A (</text:span></text:span><text:span text:style-name="Strong_20_Emphasis"><text:span text:style-name="Source_20_Text"><text:span text:style-name="T5">average = total / c</text:span></text:span></text:span><text:span text:style-name="Strong_20_Emphasis"><text:span text:style-name="Source_20_Text"><text:span text:style-name="T12">ount</text:span></text:span></text:span><text:span text:style-name="Strong_20_Emphasis"><text:span text:style-name="T10">):</text:span></text:span><text:span text:style-name="T10"> Деление на ноль гарантированно не произойдет, так как перед делением проверяется условие </text:span><text:span text:style-name="Source_20_Text"><text:span text:style-name="T12">count &gt; 0</text:span></text:span><text:span text:style-name="T10">.</text:span></text:p>
          <text:p text:style-name="P18"><text:span text:style-name="Strong_20_Emphasis"><text:span text:style-name="T10">3.2 Пустой список (</text:span></text:span><text:span text:style-name="Strong_20_Emphasis"><text:span text:style-name="Source_20_Text"><text:span text:style-name="T12">numbers = []</text:span></text:span></text:span><text:span text:style-name="Strong_20_Emphasis"><text:span text:style-name="T10">):</text:span></text:span><text:span text:style-name="T10"> Функция корректно обрабатывает пустой список. В этом случае </text:span><text:span text:style-name="Source_20_Text"><text:span text:style-name="T12">total</text:span></text:span><text:span text:style-name="T10"> и </text:span><text:span text:style-name="Source_20_Text"><text:span text:style-name="T12">count</text:span></text:span><text:span text:style-name="T10"> остаются равными 0, </text:span><text:soft-page-break/><text:span text:style-name="T10">условие </text:span><text:span text:style-name="Source_20_Text"><text:span text:style-name="T12">count &gt; 0</text:span></text:span><text:span text:style-name="T10"> не выполняется, и функция возвращает 0, что соответствует постусловию.</text:span></text:p>
          <text:p text:style-name="P19"><text:span text:style-name="Strong_20_Emphasis"><text:span text:style-name="T10">3.3 Нарушение предусловия:</text:span></text:span><text:span text:style-name="T10"> Если </text:span><text:span text:style-name="Source_20_Text"><text:span text:style-name="T12">numbers</text:span></text:span><text:span text:style-name="T10"> не является списком (например, является строкой), произойдет ошибка </text:span><text:span text:style-name="Source_20_Text"><text:span text:style-name="T12">TypeError</text:span></text:span><text:span text:style-name="T10"> при попытке итерироваться по нему в цикле </text:span><text:span text:style-name="Source_20_Text"><text:span text:style-name="T12">for</text:span></text:span><text:span text:style-name="T10">.</text:span></text:p>
          <text:p text:style-name="P19"><text:span text:style-name="Strong_20_Emphasis"><text:span text:style-name="T10">Улучшения для надежности:</text:span></text:span></text:p>
          <text:list>
            <text:list-item>
              <text:list>
                <text:list-item>
                  <text:p text:style-name="P17"><text:span text:style-name="Strong_20_Emphasis"><text:span text:style-name="T10">Явная проверка типа:</text:span></text:span><text:span text:style-name="T10"> В начале функции добавить проверку </text:span><text:span text:style-name="Source_20_Text"><text:span text:style-name="T12">if not isinstance(numbers, list): raise TypeError("numbers must be a list")</text:span></text:span><text:span text:style-name="T10">.</text:span></text:p>
                </text:list-item>
                <text:list-item>
                  <text:p text:style-name="P18"><text:span text:style-name="Strong_20_Emphasis"><text:span text:style-name="T10">Try-Except блок:</text:span></text:span><text:span text:style-name="T10"> Обернуть цикл </text:span><text:span text:style-name="Source_20_Text"><text:span text:style-name="T12">for</text:span></text:span><text:span text:style-name="T10"> в блок </text:span><text:span text:style-name="Source_20_Text"><text:span text:style-name="T12">try-except</text:span></text:span><text:span text:style-name="T10"> для перехвата возможных исключений, связанных с некорректным типом элементов в списке.</text:span></text:p>
                </text:list-item>
              </text:list>
            </text:list-item>
          </text:list>
        </text:list-header>
      </text:list>
      <text:p text:style-name="P5"><text:span text:style-name="Strong_20_Emphasis"><text:span text:style-name="T10">4. Выводы:</text:span></text:span></text:p>
      <text:list text:style-name="L6">
        <text:list-header>
          <text:p text:style-name="P20"><text:span text:style-name="T10">Функция, скорее всего, </text:span><text:span text:style-name="Strong_20_Emphasis"><text:span text:style-name="T10">корректна</text:span></text:span><text:span text:style-name="T10"> относительно её очевидной спецификации (вычисление среднего положительных, возврат 0 если их нет), при условии, что входные данные соответствуют предусловиям. Результаты тестов показывают, что функция правильно работает для обычных и граничных случаев.</text:span></text:p>
          <text:p text:style-name="P21"><text:span text:style-name="T10">Если бы в строке A не было проверки </text:span><text:span text:style-name="Source_20_Text"><text:span text:style-name="T12">count &gt; 0</text:span></text:span><text:span text:style-name="T10">, наиболее эффективным методом обнаружения ошибки (деления на ноль) был бы </text:span><text:span text:style-name="Strong_20_Emphasis"><text:span text:style-name="T10">статический анализ</text:span></text:span><text:span text:style-name="T10">. Инструменты статического анализа часто могут обн</text:span><text:span text:style-name="T4">аруживать деление на ноль без запуска программы, а тестирование потребует специально разработанного теста, чтобы спровоцировать ошибку. Формальная верификация также бы обнаружила ошибку, но требует значительно больше усилий.</text:span></text:p>
        </text:list-header>
      </text:list>
      <text:p text:style-name="Text_20_body"><text:lin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08:21:47.888285197</meta:creation-date>
    <dc:date>2025-06-04T08:44:27.552229965</dc:date>
    <meta:editing-duration>PT22M40S</meta:editing-duration>
    <meta:editing-cycles>1</meta:editing-cycles>
    <meta:document-statistic meta:table-count="1" meta:image-count="0" meta:object-count="0" meta:page-count="4" meta:paragraph-count="74" meta:word-count="760" meta:character-count="5611" meta:non-whitespace-character-count="4967"/>
    <meta:generator>LibreOffice/7.6.4.1$Linux_X86_64 LibreOffice_project/60$Build-1</meta:generator>
  </office:meta>
</office:document-meta>
</file>